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D900000248F4153F2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8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717cm"/>
    </style:style>
    <style:style style:name="gr3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80" draw:marker-start-width="0.376cm" draw:marker-end="Arrow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147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b84700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52cm" svg:stroke-color="#ffc0cb" draw:marker-start="Arrow" draw:marker-start-width="0.354cm" draw:marker-end="" draw:marker-end-width="0.4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051cm" svg:stroke-color="#333333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99ccff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8000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99ff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ff6633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b3b3b3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3366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c0cb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cccccc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7da647" draw:marker-start="Arrow" draw:marker-start-width="0.203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imes New Roman1" fo:font-size="11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Times New Roman1" fo:font-size="9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Times New Roman1" fo:font-size="10pt" fo:font-style="normal" style:font-size-asian="18pt" style:font-style-asian="normal" style:font-size-complex="18pt" style:font-style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style:font-name="Times New Roman1" fo:font-size="11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style:paragraph-properties fo:text-align="center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1" fo:font-size="9pt" style:font-size-asian="18pt" style:font-size-complex="18pt"/>
    </style:style>
    <style:style style:name="T2" style:family="text">
      <style:text-properties style:font-name="Times New Roman1" fo:font-size="10pt" fo:font-style="normal" style:font-size-asian="18pt" style:font-style-asian="normal" style:font-size-complex="18pt" style:font-style-complex="normal"/>
    </style:style>
    <style:style style:name="T3" style:family="text">
      <style:text-properties style:font-name="Times New Roman1" fo:font-size="11pt" fo:font-style="normal" style:font-size-asian="18pt" style:font-style-asian="normal" style:font-size-complex="18pt" style:font-style-complex="normal"/>
    </style:style>
    <style:style style:name="T4" style:family="text">
      <style:text-properties fo:color="#ffffff"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94cm" svg:y1="3.351cm" svg:x2="2.73cm" svg:y2="3.4cm">
          <text:p/>
        </draw:line>
        <draw:frame draw:style-name="gr2" draw:text-style-name="P3" draw:layer="layout" svg:width="1.217cm" svg:height="0.603cm" svg:x="3.121cm" svg:y="2.895cm">
          <draw:text-box>
            <text:p text:style-name="P2"><text:span text:style-name="T1">35</text:span></text:p>
          </draw:text-box>
        </draw:frame>
        <draw:line draw:style-name="gr1" draw:text-style-name="P1" draw:layer="layout" svg:x1="6.594cm" svg:y1="3.365cm" svg:x2="4.93cm" svg:y2="3.414cm">
          <text:p/>
        </draw:line>
        <draw:frame draw:style-name="gr2" draw:text-style-name="P3" draw:layer="layout" svg:width="1.217cm" svg:height="0.603cm" svg:x="5.321cm" svg:y="2.909cm">
          <draw:text-box>
            <text:p text:style-name="P2"><text:span text:style-name="T1">26</text:span></text:p>
          </draw:text-box>
        </draw:frame>
        <draw:line draw:style-name="gr1" draw:text-style-name="P1" draw:layer="layout" svg:x1="8.694cm" svg:y1="3.379cm" svg:x2="7.03cm" svg:y2="3.428cm">
          <text:p/>
        </draw:line>
        <draw:frame draw:style-name="gr2" draw:text-style-name="P3" draw:layer="layout" svg:width="1.217cm" svg:height="0.603cm" svg:x="7.421cm" svg:y="2.923cm">
          <draw:text-box>
            <text:p text:style-name="P2"><text:span text:style-name="T1">48</text:span></text:p>
          </draw:text-box>
        </draw:frame>
        <draw:custom-shape draw:style-name="gr3" draw:text-style-name="P5" draw:layer="layout" svg:width="0.737cm" svg:height="0.737cm" svg:x="8.753cm" svg:y="2.999cm">
          <text:p text:style-name="P4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737cm" svg:height="0.737cm" svg:x="6.653cm" svg:y="2.985cm">
          <text:p text:style-name="P4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4" draw:text-style-name="P6" draw:layer="layout" svg:width="4.465cm" svg:height="1.631cm" draw:transform="skewX (-0.161093889959077) rotate (-0.474555023617259) translate (2.88494435338562cm 1.67781646289102cm)" svg:viewBox="0 0 4466 1632" svg:d="M0 1632c2987 1 4466-1632 4466-1632">
          <text:p/>
        </draw:path>
        <draw:path draw:style-name="gr4" draw:text-style-name="P6" draw:layer="layout" svg:width="3.942cm" svg:height="1.159cm" draw:transform="skewX (-0.0598647933434055) rotate (-2.78449828863175) translate (8.944cm 3.00055740432612cm)" svg:viewBox="0 0 3943 1160" svg:d="M3943 1160c-2636 1-3943-1160-3943-1160">
          <text:p/>
        </draw:path>
        <draw:custom-shape draw:style-name="gr5" draw:text-style-name="P7" draw:layer="layout" svg:width="0.737cm" svg:height="0.737cm" svg:x="2.055cm" svg:y="2.935cm">
          <text:p text:style-name="P4"><text:span text:style-name="T3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737cm" svg:height="0.737cm" svg:x="4.453cm" svg:y="2.971cm">
          <text:p text:style-name="P4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3" draw:layer="layout" svg:width="1.217cm" svg:height="0.603cm" svg:x="3.422cm" svg:y="3.796cm">
          <draw:text-box>
            <text:p text:style-name="P2"><text:span text:style-name="T1">44</text:span></text:p>
          </draw:text-box>
        </draw:frame>
        <draw:frame draw:style-name="gr2" draw:text-style-name="P3" draw:layer="layout" svg:width="1.217cm" svg:height="0.603cm" svg:x="5.923cm" svg:y="2.297cm">
          <draw:text-box>
            <text:p text:style-name="P2"><text:span text:style-name="T1">6</text:span></text:p>
          </draw:text-box>
        </draw:frame>
      </draw:page>
      <draw:page draw:name="page2" draw:style-name="dp1" draw:master-page-name="Default_5f_">
        <draw:custom-shape draw:style-name="gr6" draw:text-style-name="P7" draw:layer="layout" svg:width="0.635cm" svg:height="0.635cm" svg:x="3.023cm" svg:y="3.023cm">
          <text:p text:style-name="P4"><text:span text:style-name="T3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1" draw:layer="layout" svg:x1="8.771cm" svg:y1="3.176cm" svg:x2="6.048cm" svg:y2="2.195cm">
          <text:p/>
        </draw:line>
        <draw:line draw:style-name="gr7" draw:text-style-name="P1" draw:layer="layout" svg:x1="9.605cm" svg:y1="5.678cm" svg:x2="5.999cm" svg:y2="2.171cm">
          <text:p/>
        </draw:line>
        <draw:line draw:style-name="gr8" draw:text-style-name="P1" draw:layer="layout" svg:x1="8.894cm" svg:y1="8.352cm" svg:x2="6.024cm" svg:y2="2.171cm">
          <text:p/>
        </draw:line>
        <draw:line draw:style-name="gr9" draw:text-style-name="P1" draw:layer="layout" svg:x1="6.024cm" svg:y1="9.407cm" svg:x2="6.011cm" svg:y2="2.159cm">
          <text:p/>
        </draw:line>
        <draw:line draw:style-name="gr10" draw:text-style-name="P1" draw:layer="layout" svg:x1="3.571cm" svg:y1="8.352cm" svg:x2="6.017cm" svg:y2="2.146cm">
          <text:p/>
        </draw:line>
        <draw:line draw:style-name="gr11" draw:text-style-name="P1" draw:layer="layout" svg:x1="2.59cm" svg:y1="5.825cm" svg:x2="6.03cm" svg:y2="2.133cm">
          <text:p/>
        </draw:line>
        <draw:line draw:style-name="gr12" draw:text-style-name="P1" draw:layer="layout" svg:x1="3.669cm" svg:y1="3.103cm" svg:x2="6.043cm" svg:y2="2.12cm">
          <text:p/>
        </draw:line>
        <draw:line draw:style-name="gr7" draw:text-style-name="P1" draw:layer="layout" svg:x1="9.762cm" svg:y1="5.617cm" svg:x2="9.016cm" svg:y2="3.25cm">
          <text:p/>
        </draw:line>
        <draw:line draw:style-name="gr13" draw:text-style-name="P1" draw:layer="layout" svg:x1="9.016cm" svg:y1="8.303cm" svg:x2="9.023cm" svg:y2="3.237cm">
          <text:p/>
        </draw:line>
        <draw:line draw:style-name="gr10" draw:text-style-name="P1" draw:layer="layout" svg:x1="6.146cm" svg:y1="9.407cm" svg:x2="9.021cm" svg:y2="3.224cm">
          <text:p/>
        </draw:line>
        <draw:line draw:style-name="gr10" draw:text-style-name="P1" draw:layer="layout" svg:x1="3.743cm" svg:y1="8.475cm" svg:x2="9.035cm" svg:y2="3.212cm">
          <text:p/>
        </draw:line>
        <draw:line draw:style-name="gr14" draw:text-style-name="P1" draw:layer="layout" svg:x1="2.688cm" svg:y1="5.924cm" svg:x2="9.048cm" svg:y2="3.2cm">
          <text:p/>
        </draw:line>
        <draw:line draw:style-name="gr15" draw:text-style-name="P1" draw:layer="layout" svg:x1="3.743cm" svg:y1="3.324cm" svg:x2="9.061cm" svg:y2="3.187cm">
          <text:p/>
        </draw:line>
        <draw:line draw:style-name="gr13" draw:text-style-name="P1" draw:layer="layout" svg:x1="9.198cm" svg:y1="8.291cm" svg:x2="9.861cm" svg:y2="6.01cm">
          <text:p/>
        </draw:line>
        <draw:line draw:style-name="gr7" draw:text-style-name="P1" draw:layer="layout" svg:x1="6.304cm" svg:y1="9.444cm" svg:x2="9.868cm" svg:y2="5.998cm">
          <text:p/>
        </draw:line>
        <draw:line draw:style-name="gr16" draw:text-style-name="P1" draw:layer="layout" svg:x1="3.802cm" svg:y1="8.659cm" svg:x2="9.881cm" svg:y2="5.985cm">
          <text:p/>
        </draw:line>
        <draw:line draw:style-name="gr17" draw:text-style-name="P1" draw:layer="layout" svg:x1="2.649cm" svg:y1="6.157cm" svg:x2="9.895cm" svg:y2="5.972cm">
          <text:p/>
        </draw:line>
        <draw:line draw:style-name="gr12" draw:text-style-name="P1" draw:layer="layout" svg:x1="3.704cm" svg:y1="3.557cm" svg:x2="9.908cm" svg:y2="6.007cm">
          <text:p/>
        </draw:line>
        <draw:line draw:style-name="gr10" draw:text-style-name="P1" draw:layer="layout" svg:x1="6.377cm" svg:y1="9.664cm" svg:x2="8.977cm" svg:y2="8.708cm">
          <text:p/>
        </draw:line>
        <draw:line draw:style-name="gr15" draw:text-style-name="P1" draw:layer="layout" svg:x1="3.728cm" svg:y1="8.757cm" svg:x2="8.99cm" svg:y2="8.695cm">
          <text:p/>
        </draw:line>
        <draw:line draw:style-name="gr8" draw:text-style-name="P1" draw:layer="layout" svg:x1="2.575cm" svg:y1="6.255cm" svg:x2="9.003cm" svg:y2="8.722cm">
          <text:p/>
        </draw:line>
        <draw:line draw:style-name="gr17" draw:text-style-name="P1" draw:layer="layout" svg:x1="3.63cm" svg:y1="3.655cm" svg:x2="9.016cm" svg:y2="8.736cm">
          <text:p/>
        </draw:line>
        <draw:line draw:style-name="gr12" draw:text-style-name="P1" draw:layer="layout" svg:x1="3.679cm" svg:y1="8.88cm" svg:x2="5.96cm" svg:y2="9.763cm">
          <text:p/>
        </draw:line>
        <draw:line draw:style-name="gr15" draw:text-style-name="P1" draw:layer="layout" svg:x1="2.477cm" svg:y1="6.353cm" svg:x2="5.974cm" svg:y2="9.777cm">
          <text:p/>
        </draw:line>
        <draw:line draw:style-name="gr13" draw:text-style-name="P1" draw:layer="layout" svg:x1="3.532cm" svg:y1="3.728cm" svg:x2="5.988cm" svg:y2="9.79cm">
          <text:p/>
        </draw:line>
        <draw:line draw:style-name="gr18" draw:text-style-name="P1" draw:layer="layout" svg:x1="2.306cm" svg:y1="6.451cm" svg:x2="3.287cm" svg:y2="8.659cm">
          <text:p/>
        </draw:line>
        <draw:line draw:style-name="gr10" draw:text-style-name="P1" draw:layer="layout" svg:x1="3.36cm" svg:y1="3.753cm" svg:x2="3.301cm" svg:y2="8.672cm">
          <text:p/>
        </draw:line>
        <draw:line draw:style-name="gr8" draw:text-style-name="P1" draw:layer="layout" svg:x1="3.066cm" svg:y1="3.827cm" svg:x2="2.207cm" svg:y2="6.059cm">
          <text:p/>
        </draw:line>
        <draw:custom-shape draw:style-name="gr6" draw:text-style-name="P7" draw:layer="layout" svg:width="0.635cm" svg:height="0.635cm" svg:x="5.715cm" svg:y="1.905cm">
          <text:p text:style-name="P4"><text:span text:style-name="T3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7" draw:layer="layout" svg:width="0.635cm" svg:height="0.635cm" svg:x="5.715cm" svg:y="9.525cm">
          <text:p text:style-name="P4"><text:span text:style-name="T3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7" draw:layer="layout" svg:width="0.635cm" svg:height="0.635cm" svg:x="1.905cm" svg:y="5.715cm">
          <text:p text:style-name="P4"><text:span text:style-name="T3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7" draw:layer="layout" svg:width="0.635cm" svg:height="0.635cm" svg:x="9.525cm" svg:y="5.715cm">
          <text:p text:style-name="P4"><text:span text:style-name="T3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7" draw:layer="layout" svg:width="0.635cm" svg:height="0.635cm" svg:x="8.725cm" svg:y="3.023cm">
          <text:p text:style-name="P4"><text:span text:style-name="T3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7" draw:layer="layout" svg:width="0.635cm" svg:height="0.635cm" svg:x="3.029cm" svg:y="8.408cm">
          <text:p text:style-name="P4"><text:span text:style-name="T3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7" draw:layer="layout" svg:width="0.635cm" svg:height="0.635cm" svg:x="8.732cm" svg:y="8.408cm">
          <text:p text:style-name="P4"><text:span text:style-name="T3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6" draw:text-style-name="P1" draw:layer="layout" svg:x1="15.036cm" svg:y1="3.559cm" svg:x2="10.738cm" svg:y2="3.583cm">
          <text:p/>
        </draw:line>
        <draw:frame draw:style-name="gr2" draw:text-style-name="P3" draw:layer="layout" svg:width="1.217cm" svg:height="0.603cm" svg:x="14.981cm" svg:y="3.259cm">
          <draw:text-box>
            <text:p text:style-name="P2"><text:span text:style-name="T1">1</text:span></text:p>
          </draw:text-box>
        </draw:frame>
        <draw:line draw:style-name="gr14" draw:text-style-name="P1" draw:layer="layout" svg:x1="15.036cm" svg:y1="3.96cm" svg:x2="10.738cm" svg:y2="3.984cm">
          <text:p/>
        </draw:line>
        <draw:frame draw:style-name="gr2" draw:text-style-name="P3" draw:layer="layout" svg:width="1.217cm" svg:height="0.603cm" svg:x="14.981cm" svg:y="3.66cm">
          <draw:text-box>
            <text:p text:style-name="P2"><text:span text:style-name="T1">2</text:span></text:p>
          </draw:text-box>
        </draw:frame>
        <draw:line draw:style-name="gr10" draw:text-style-name="P1" draw:layer="layout" svg:x1="15.036cm" svg:y1="4.361cm" svg:x2="10.738cm" svg:y2="4.385cm">
          <text:p/>
        </draw:line>
        <draw:frame draw:style-name="gr2" draw:text-style-name="P3" draw:layer="layout" svg:width="1.217cm" svg:height="0.603cm" svg:x="14.981cm" svg:y="4.061cm">
          <draw:text-box>
            <text:p text:style-name="P2"><text:span text:style-name="T1">3</text:span></text:p>
          </draw:text-box>
        </draw:frame>
        <draw:line draw:style-name="gr12" draw:text-style-name="P1" draw:layer="layout" svg:x1="15.036cm" svg:y1="4.762cm" svg:x2="10.738cm" svg:y2="4.786cm">
          <text:p/>
        </draw:line>
        <draw:frame draw:style-name="gr2" draw:text-style-name="P3" draw:layer="layout" svg:width="1.217cm" svg:height="0.603cm" svg:x="14.981cm" svg:y="4.462cm">
          <draw:text-box>
            <text:p text:style-name="P2"><text:span text:style-name="T1">4</text:span></text:p>
          </draw:text-box>
        </draw:frame>
        <draw:line draw:style-name="gr13" draw:text-style-name="P1" draw:layer="layout" svg:x1="15.036cm" svg:y1="5.163cm" svg:x2="10.738cm" svg:y2="5.187cm">
          <text:p/>
        </draw:line>
        <draw:frame draw:style-name="gr2" draw:text-style-name="P3" draw:layer="layout" svg:width="1.217cm" svg:height="0.603cm" svg:x="14.981cm" svg:y="4.863cm">
          <draw:text-box>
            <text:p text:style-name="P2"><text:span text:style-name="T1">5</text:span></text:p>
          </draw:text-box>
        </draw:frame>
        <draw:line draw:style-name="gr15" draw:text-style-name="P1" draw:layer="layout" svg:x1="15.036cm" svg:y1="5.564cm" svg:x2="10.738cm" svg:y2="5.588cm">
          <text:p/>
        </draw:line>
        <draw:frame draw:style-name="gr2" draw:text-style-name="P3" draw:layer="layout" svg:width="1.217cm" svg:height="0.603cm" svg:x="14.981cm" svg:y="5.264cm">
          <draw:text-box>
            <text:p text:style-name="P2"><text:span text:style-name="T1">6</text:span></text:p>
          </draw:text-box>
        </draw:frame>
        <draw:line draw:style-name="gr7" draw:text-style-name="P1" draw:layer="layout" svg:x1="15.036cm" svg:y1="5.965cm" svg:x2="10.738cm" svg:y2="5.989cm">
          <text:p/>
        </draw:line>
        <draw:frame draw:style-name="gr2" draw:text-style-name="P3" draw:layer="layout" svg:width="1.217cm" svg:height="0.603cm" svg:x="14.981cm" svg:y="5.665cm">
          <draw:text-box>
            <text:p text:style-name="P2"><text:span text:style-name="T1">7</text:span></text:p>
          </draw:text-box>
        </draw:frame>
        <draw:line draw:style-name="gr18" draw:text-style-name="P1" draw:layer="layout" svg:x1="15.036cm" svg:y1="6.366cm" svg:x2="10.738cm" svg:y2="6.39cm">
          <text:p/>
        </draw:line>
        <draw:frame draw:style-name="gr2" draw:text-style-name="P3" draw:layer="layout" svg:width="1.217cm" svg:height="0.603cm" svg:x="14.981cm" svg:y="6.066cm">
          <draw:text-box>
            <text:p text:style-name="P2"><text:span text:style-name="T1">8</text:span></text:p>
          </draw:text-box>
        </draw:frame>
        <draw:line draw:style-name="gr11" draw:text-style-name="P1" draw:layer="layout" svg:x1="15.036cm" svg:y1="6.767cm" svg:x2="10.738cm" svg:y2="6.791cm">
          <text:p/>
        </draw:line>
        <draw:frame draw:style-name="gr2" draw:text-style-name="P3" draw:layer="layout" svg:width="1.217cm" svg:height="0.603cm" svg:x="14.981cm" svg:y="6.467cm">
          <draw:text-box>
            <text:p text:style-name="P2"><text:span text:style-name="T1">9</text:span></text:p>
          </draw:text-box>
        </draw:frame>
        <draw:line draw:style-name="gr9" draw:text-style-name="P1" draw:layer="layout" svg:x1="15.036cm" svg:y1="7.168cm" svg:x2="10.738cm" svg:y2="7.192cm">
          <text:p/>
        </draw:line>
        <draw:frame draw:style-name="gr2" draw:text-style-name="P3" draw:layer="layout" svg:width="1.217cm" svg:height="0.603cm" svg:x="14.981cm" svg:y="6.868cm">
          <draw:text-box>
            <text:p text:style-name="P2"><text:span text:style-name="T1">10</text:span></text:p>
          </draw:text-box>
        </draw:frame>
      </draw:page>
      <draw:page draw:name="page3" draw:style-name="dp1" draw:master-page-name="Default_5f_">
        <draw:frame draw:style-name="gr19" draw:text-style-name="P6" draw:layer="layout" svg:width="16.987cm" svg:height="13.608cm" svg:x="0.673cm" svg:y="1.377cm">
          <draw:image xlink:href="Pictures/10000000000002D900000248F4153F26.png" xlink:type="simple" xlink:show="embed" xlink:actuate="onLoad">
            <text:p/>
          </draw:image>
        </draw:frame>
        <draw:custom-shape draw:style-name="gr20" draw:text-style-name="P9" draw:layer="layout" svg:width="0.57cm" svg:height="0.622cm" svg:x="1.062cm" svg:y="0.621cm">
          <text:p text:style-name="P8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1.037cm" svg:y="2.874cm">
          <text:p text:style-name="P8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5.44cm" svg:y="2.849cm">
          <text:p text:style-name="P8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0.936cm" svg:y="5.051cm">
          <text:p text:style-name="P8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0.937cm" svg:y="7.227cm">
          <text:p text:style-name="P8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0.86cm" svg:y="9.429cm">
          <text:p text:style-name="P8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0.783cm" svg:y="11.527cm">
          <text:p text:style-name="P8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5.338cm" svg:y="5.078cm">
          <text:p text:style-name="P8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5.52cm" svg:y="7.202cm">
          <text:p text:style-name="P8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7.049cm" svg:y="9.456cm">
          <text:p text:style-name="P8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7cm" svg:height="0.622cm" svg:x="14.559cm" svg:y="4.978cm">
          <text:p text:style-name="P8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MacOSX_x86 LibreOffice_project/48d50dbfc06349262c9d50868e5c1f630a573ebd</meta:generator>
    <meta:initial-creator>James Plank</meta:initial-creator>
    <meta:creation-date>2007-12-02T15:48:06</meta:creation-date>
    <dc:date>2015-02-26T13:08:27.733974000</dc:date>
    <meta:printed-by>James Plank</meta:printed-by>
    <meta:print-date>2007-12-02T15:57:10</meta:print-date>
    <dc:language>en-US</dc:language>
    <meta:editing-cycles>19</meta:editing-cycles>
    <meta:editing-duration>P1DT6H14M2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